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svg:stroke-width="0.102cm" draw:marker-start-width="0.355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cm" draw:marker-start-width="0.203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9.763cm" svg:y="15.224cm">
          <text:p text:style-name="P1">S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6.842cm" svg:y="5.445cm">
          <text:p text:style-name="P1">S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11.414cm">
          <text:p text:style-name="P1">S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7.604cm">
          <text:p text:style-name="P1">S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25cm" svg:y1="15.224cm" svg:x2="10.525cm" svg:y2="12.938cm">
          <text:p text:style-name="P1"/>
          <text:p text:style-name="P1">N1</text:p>
        </draw:line>
        <draw:custom-shape draw:style-name="gr1" draw:text-style-name="P1" draw:layer="layout" svg:width="1.524cm" svg:height="1.524cm" svg:x="12.938cm" svg:y="9.255cm">
          <text:p text:style-name="P1">S3.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6cm" svg:y1="11.795cm" svg:x2="13.065cm" svg:y2="10.398cm">
          <text:p text:style-name="P1"/>
          <text:p text:style-name="P1">N2</text:p>
        </draw:line>
        <draw:custom-shape draw:style-name="gr1" draw:text-style-name="P1" draw:layer="layout" svg:width="1.524cm" svg:height="1.524cm" svg:x="12.938cm" svg:y="5.445cm">
          <text:p text:style-name="P1">S3.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7cm" svg:y1="5.445cm" svg:x2="13.7cm" svg:y2="2.905cm">
          <text:p text:style-name="P1"/>
          <text:p text:style-name="P1">M1</text:p>
        </draw:line>
        <draw:line draw:style-name="gr2" draw:text-style-name="P2" draw:layer="layout" svg:x1="9.89cm" svg:y1="7.858cm" svg:x2="8.239cm" svg:y2="6.588cm">
          <text:p text:style-name="P1"/>
          <text:p text:style-name="P1"/>
        </draw:line>
        <draw:custom-shape draw:style-name="gr1" draw:text-style-name="P1" draw:layer="layout" svg:width="1.524cm" svg:height="1.524cm" svg:x="6.842cm" svg:y="9.255cm">
          <text:p text:style-name="P1">S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cm" svg:y1="11.795cm" svg:x2="8.112cm" svg:y2="10.652cm">
          <text:p text:style-name="P1"/>
          <text:p text:style-name="P1">N4 <text:s text:c="2"/></text:p>
        </draw:line>
        <draw:line draw:style-name="gr2" draw:text-style-name="P2" draw:layer="layout" svg:x1="8.239cm" svg:y1="9.636cm" svg:x2="9.763cm" svg:y2="8.493cm">
          <text:p text:style-name="P1"/>
          <text:p text:style-name="P1">N3 <text:s text:c="3"/></text:p>
        </draw:line>
        <draw:line draw:style-name="gr5" draw:text-style-name="P2" draw:layer="layout" svg:x1="9.636cm" svg:y1="15.986cm" svg:x2="4.683cm" svg:y2="15.986cm">
          <text:p/>
        </draw:line>
        <draw:line draw:style-name="gr5" draw:text-style-name="P2" draw:layer="layout" svg:x1="9.763cm" svg:y1="12.176cm" svg:x2="4.81cm" svg:y2="12.176cm">
          <text:p/>
        </draw:line>
        <draw:line draw:style-name="gr5" draw:text-style-name="P2" draw:layer="layout" svg:x1="9.763cm" svg:y1="8.366cm" svg:x2="4.81cm" svg:y2="8.366cm">
          <text:p/>
        </draw:line>
        <draw:line draw:style-name="gr5" draw:text-style-name="P2" draw:layer="layout" svg:x1="6.842cm" svg:y1="10.017cm" svg:x2="4.81cm" svg:y2="10.017cm">
          <text:p/>
        </draw:line>
        <draw:line draw:style-name="gr5" draw:text-style-name="P2" draw:layer="layout" svg:x1="8.366cm" svg:y1="10.017cm" svg:x2="12.938cm" svg:y2="10.017cm">
          <text:p/>
        </draw:line>
        <draw:line draw:style-name="gr5" draw:text-style-name="P2" draw:layer="layout" svg:x1="12.938cm" svg:y1="6.207cm" svg:x2="8.366cm" svg:y2="6.207cm">
          <text:p/>
        </draw:line>
        <draw:line draw:style-name="gr5" draw:text-style-name="P2" draw:layer="layout" svg:x1="6.842cm" svg:y1="6.207cm" svg:x2="4.81cm" svg:y2="6.207cm">
          <text:p/>
        </draw:line>
        <draw:frame draw:style-name="gr6" draw:text-style-name="P3" draw:layer="layout" svg:width="1.397cm" svg:height="1.673cm" svg:x="4.776cm" svg:y="16.091cm">
          <draw:text-box>
            <text:p>t1</text:p>
          </draw:text-box>
        </draw:frame>
        <draw:frame draw:style-name="gr6" draw:text-style-name="P3" draw:layer="layout" svg:width="1.397cm" svg:height="1.673cm" svg:x="4.81cm" svg:y="12.303cm">
          <draw:text-box>
            <text:p>t2</text:p>
          </draw:text-box>
        </draw:frame>
        <draw:frame draw:style-name="gr6" draw:text-style-name="P3" draw:layer="layout" svg:width="1.397cm" svg:height="1.673cm" svg:x="4.81cm" svg:y="8.471cm">
          <draw:text-box>
            <text:p>t4</text:p>
          </draw:text-box>
        </draw:frame>
        <draw:frame draw:style-name="gr6" draw:text-style-name="P3" draw:layer="layout" svg:width="1.397cm" svg:height="1.673cm" svg:x="4.81cm" svg:y="10.144cm">
          <draw:text-box>
            <text:p>t3</text:p>
          </draw:text-box>
        </draw:frame>
        <draw:frame draw:style-name="gr6" draw:text-style-name="P3" draw:layer="layout" svg:width="1.397cm" svg:height="1.673cm" svg:x="4.81cm" svg:y="6.334cm">
          <draw:text-box>
            <text:p>t5</text:p>
          </draw:text-box>
        </draw:frame>
        <draw:custom-shape draw:style-name="gr1" draw:text-style-name="P1" draw:layer="layout" svg:width="1.524cm" svg:height="1.524cm" svg:x="12.938cm" svg:y="1.381cm">
          <text:p text:style-name="P1">S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39cm" svg:y1="5.699cm" svg:x2="13.065cm" svg:y2="2.524cm">
          <text:p text:style-name="P1"/>
          <text:p text:style-name="P1">M1</text:p>
        </draw:line>
        <draw:line draw:style-name="gr5" draw:text-style-name="P2" draw:layer="layout" svg:x1="12.938cm" svg:y1="2.016cm" svg:x2="4.81cm" svg:y2="2.016cm">
          <text:p/>
        </draw:line>
        <draw:frame draw:style-name="gr6" draw:text-style-name="P3" draw:layer="layout" svg:width="1.397cm" svg:height="1.673cm" svg:x="4.81cm" svg:y="2.121cm">
          <draw:text-box>
            <text:p>t6</text:p>
          </draw:text-box>
        </draw:frame>
        <draw:line draw:style-name="gr4" draw:text-style-name="P2" draw:layer="layout" svg:x1="14.335cm" svg:y1="9.636cm" svg:x2="15.732cm" svg:y2="8.62cm">
          <text:p text:style-name="P1"/>
          <text:p text:style-name="P1">N3</text:p>
        </draw:line>
        <draw:custom-shape draw:style-name="gr1" draw:text-style-name="P1" draw:layer="layout" svg:width="1.524cm" svg:height="1.524cm" svg:x="15.732cm" svg:y="7.604cm">
          <text:p text:style-name="P1">S3.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986cm" svg:y1="7.858cm" svg:x2="14.335cm" svg:y2="6.588cm">
          <text:p text:style-name="P1"/>
          <text:p text:style-name="P1"/>
        </draw:line>
        <draw:line draw:style-name="gr5" draw:text-style-name="P2" draw:layer="layout" svg:x1="15.732cm" svg:y1="8.366cm" svg:x2="11.287cm" svg:y2="8.366cm">
          <text:p/>
        </draw:line>
        <draw:frame draw:style-name="gr7" draw:text-style-name="P5" draw:layer="layout" svg:width="1.434cm" svg:height="0.962cm" draw:transform="rotate (-0.677711348549398) translate (14.811cm 6.715cm)">
          <draw:text-box>
            <text:p text:style-name="P4"><text:span text:style-name="T1">N5</text:span></text:p>
          </draw:text-box>
        </draw:frame>
        <draw:frame draw:style-name="gr8" draw:text-style-name="P3" draw:layer="layout" svg:width="1.311cm" svg:height="0.962cm" draw:transform="rotate (-0.67107909739182) translate (8.71cm 6.797cm)">
          <draw:text-box>
            <text:p>N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19:34.236355112</meta:creation-date>
    <dc:date>2015-06-24T18:29:24.993940471</dc:date>
    <meta:editing-duration>PT23M43S</meta:editing-duration>
    <meta:editing-cycles>5</meta:editing-cycles>
    <meta:generator>LibreOffice/4.4.2.2$Linux_X86_64 LibreOffice_project/40m0$Build-2</meta:generator>
    <meta:document-statistic meta:object-count="35"/>
  </office:meta>
</office:document-meta>
</file>